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e3c" officeooo:paragraph-rsid="001ace3c"/>
    </style:style>
    <style:style style:name="P2" style:family="paragraph" style:parent-style-name="Standard">
      <style:paragraph-properties fo:text-align="center" style:justify-single-word="false"/>
      <style:text-properties officeooo:rsid="001ace3c" officeooo:paragraph-rsid="001ace3c"/>
    </style:style>
    <style:style style:name="P3" style:family="paragraph" style:parent-style-name="Standard">
      <style:text-properties style:text-underline-style="solid" style:text-underline-width="auto" style:text-underline-color="font-color" officeooo:rsid="001ace3c" officeooo:paragraph-rsid="001ace3c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ace3c" officeooo:paragraph-rsid="001ace3c" style:font-weight-asian="bold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1ace3c" officeooo:paragraph-rsid="001ace3c" style:font-size-asian="14pt" style:font-weight-asian="bold" style:font-size-complex="14pt" style:font-weight-complex="bold"/>
    </style:style>
    <style:style style:name="P6" style:family="paragraph" style:parent-style-name="Standard">
      <style:text-properties fo:font-style="normal" style:text-underline-style="solid" style:text-underline-width="auto" style:text-underline-color="font-color" fo:font-weight="bold" officeooo:rsid="001ace3c" officeooo:paragraph-rsid="001ace3c" style:font-style-asian="normal" style:font-weight-asian="bold" style:font-style-complex="normal" style:font-weight-complex="bold"/>
    </style:style>
    <style:style style:name="P7" style:family="paragraph" style:parent-style-name="Standard" style:list-style-name="L1">
      <style:text-properties officeooo:paragraph-rsid="001ace3c"/>
    </style:style>
    <style:style style:name="P8" style:family="paragraph" style:parent-style-name="Standard" style:list-style-name="L2">
      <style:text-properties officeooo:paragraph-rsid="001c1a0e"/>
    </style:style>
    <style:style style:name="P9" style:family="paragraph" style:parent-style-name="Standard">
      <style:text-properties officeooo:paragraph-rsid="001c1a0e"/>
    </style:style>
    <style:style style:name="T1" style:family="text">
      <style:text-properties officeooo:rsid="001ace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1a0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eate a basic “School Management System” – “Students, Teachers and then the funds”</text:p>
      <text:p text:style-name="P1"/>
      <text:p text:style-name="P2"><text:s/><text:span text:style-name="T2">Money management system for school.</text:span></text:p>
      <text:p text:style-name="P1"/>
      <text:p text:style-name="P1">Keep track of students total fees, fees already paid <text:span text:style-name="T3">and </text:span>teachers salary</text:p>
      <text:p text:style-name="P1"/>
      <text:p text:style-name="P5"><text:s/>School </text:p>
      <text:p text:style-name="P5"/>
      <text:p text:style-name="P1">Teachers,</text:p>
      <text:p text:style-name="P1">Students,</text:p>
      <text:p text:style-name="P1">Total money earned, </text:p>
      <text:p text:style-name="P1">Total money spent – teachers salary</text:p>
      <text:p text:style-name="P1"/>
      <text:p text:style-name="P6">Teacher</text:p>
      <text:p text:style-name="P6"/>
      <text:list xml:id="list2414173347" text:style-name="L1">
        <text:list-item>
          <text:p text:style-name="P7"><text:span text:style-name="T1">id</text:span></text:p>
        </text:list-item>
        <text:list-item>
          <text:p text:style-name="P7"><text:span text:style-name="T1">name</text:span></text:p>
        </text:list-item>
        <text:list-item>
          <text:p text:style-name="P7"><text:span text:style-name="T1">salary</text:span></text:p>
        </text:list-item>
      </text:list>
      <text:p text:style-name="P1"/>
      <text:p text:style-name="P4">Student</text:p>
      <text:p text:style-name="P4"/>
      <text:list xml:id="list3372511272" text:style-name="L2">
        <text:list-item>
          <text:p text:style-name="P8"><text:span text:style-name="T1">id</text:span></text:p>
        </text:list-item>
        <text:list-item>
          <text:p text:style-name="P8"><text:span text:style-name="T1">name</text:span></text:p>
        </text:list-item>
        <text:list-item>
          <text:p text:style-name="P8"><text:span text:style-name="T1">grade</text:span></text:p>
        </text:list-item>
        <text:list-item>
          <text:p text:style-name="P8"><text:span text:style-name="T1">fees paid</text:span></text:p>
        </text:list-item>
        <text:list-item>
          <text:p text:style-name="P8"><text:span text:style-name="T3">f</text:span><text:span text:style-name="T1">ees total</text:span></text:p>
        </text:list-item>
      </text:list>
      <text:p text:style-name="P9"/>
      <text:p text:style-name="P9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9:12:18.252509977</meta:creation-date>
    <meta:generator>LibreOffice/6.4.5.2$Linux_X86_64 LibreOffice_project/40$Build-2</meta:generator>
    <dc:date>2020-09-16T19:46:18.384968677</dc:date>
    <meta:editing-duration>PT11M18S</meta:editing-duration>
    <meta:editing-cycles>2</meta:editing-cycles>
    <meta:document-statistic meta:table-count="0" meta:image-count="0" meta:object-count="0" meta:page-count="1" meta:paragraph-count="18" meta:word-count="60" meta:character-count="336" meta:non-whitespace-character-count="296"/>
  </office:meta>
</office:document-meta>
</file>